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VALLE DE MONTERRICO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199613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19284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LLERCCO QUISPE, MA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1771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INTO CCANAHUIRE, EDGA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4370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8/2021</text:p>
          </table:table-cell>
          <table:table-cell table:style-name="Tabla2.A2" office:value-type="string">
            <text:p text:style-name="P9">305756</text:p>
          </table:table-cell>
          <table:table-cell table:style-name="Tabla2.A2" office:value-type="string">
            <text:p text:style-name="P9">13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3:16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